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F17" table:end-x="0.0378in" table:end-y="0.1772in" draw:z-index="0" svg:width="3.1492in" svg:height="2.7555in" svg:x="0.4441in" svg:y="0.0886in">
              <draw:object draw:notify-on-update-of-ranges="Sheet1.A1:Sheet1.A7" xlink:href=".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4" style:family="chart">
      <style:chart-properties chart:three-dimensional="true"/>
    </style:style>
    <style:style style:name="ch9" style:family="chart">
      <style:graphic-properties draw:stroke="solid" svg:stroke-width="0.102cm" svg:stroke-color="#ff3333" draw:marker-start-width="0.356cm" draw:marker-end-width="0.356cm" svg:stroke-opacity="100%" draw:fill="solid" draw:fill-color="#00ff00" draw:fill-image-width="0cm" draw:fill-image-height="0cm"/>
    </style:style>
  </office:automatic-styles>
  <office:body>
    <office:chart>
      <chart:chart svg:width="8cm" svg:height="7cm" chart:class="chart:bar">
        <chart:title svg:x="3.234cm" svg:y="0.14cm">
          <text:p>3D floor</text:p>
        </chart:title>
        <chart:legend chart:legend-position="end" svg:x="6.489cm" svg:y="3.309cm"/>
        <chart:plot-area chart:style-name="ch4" table:cell-range-address="Sheet1.$A$1:.$A$7" chart:table-number-list="0" svg:x="0.16cm" svg:y="0.928cm" svg:width="6.01cm" svg:height="5.932cm" dr3d:vrp="(18675.39922582 10705.720915939 24325.7089472255)" dr3d:vpn="(0.41621220456169 0.173654212343063 0.892531016441114)" dr3d:vup="(-0.0733920711182611 0.984806688916922 -0.15738293859711)" dr3d:projection="perspective" dr3d:distance="3.92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>
            <chart:categories table:cell-range-address="local-table.A2:.A8"/>
          </chart:axis>
          <chart:axis chart:dimension="y" chart:name="primary-y">
            <chart:grid chart:class="major"/>
          </chart:axis>
          <chart:axis chart:dimension="z" chart:name="primary-z"/>
          <chart:series>
            <chart:data-point chart:repeated="7"/>
          </chart:series>
          <chart:wall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